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ac="http://www.deltaxml.com/ns/track-changes/attribute-change-namespace" xmlns:delta="http://www.deltaxml.com/ns/track-changes/delta-namespace" office:version="1.2" grddl:transformation="http://docs.oasis-open.org/office/1.2/xslt/odf2rdf.xsl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delta:tracked-changes>
        <delta:change-transaction delta:change-id="ct1">
          <delta:change-info>
            <dc:creator>John Smith</dc:creator>
            <dc:date>2010-06-23T10:00:00</dc:date>
          </delta:change-info>
        </delta:change-transaction>
      </delta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elta:remove-leaving-content-start delta:removal-change-idref="ct1" delta:end-element-idref="end1">
        <text:p text:style-name="Standard"/>
      </delta:remove-leaving-content-start>
      <text:p delta:insertion-change-idref="ct1" delta:insertion-type="insert-around-content" text:style-name="Standard">This is a paragraph of text before a list.[<delta:removed-content delta:removal-change-idref="ct1">this will be deleted</delta:removed-content><delta:remove-leaving-content-end delta:end-element-id="end1"/><delta:remove-leaving-content-start delta:removal-change-idref="ct1" delta:end-element-idref="end2"><text:list ac:change1="ct1,remove,xml:id,list1754864756" text:style-name="L1"/></delta:remove-leaving-content-start><delta:remove-leaving-content-start delta:removal-change-idref="ct1" delta:end-element-idref="end3"><text:list-item/></delta:remove-leaving-content-start><delta:remove-leaving-content-start delta:removal-change-idref="ct1" delta:end-element-idref="end4"><text:p text:style-name="P1"/></delta:remove-leaving-content-start><delta:removed-content delta:removal-change-idref="ct1">This is a list-item-1.</delta:removed-content>] This will not be deleted.<delta:remove-leaving-content-end delta:end-element-id="end4"/></text:p>
      <delta:remove-leaving-content-end delta:end-element-id="end3"/>
      <text:list delta:insertion-change-idref="ct1" delta:insertion-type="insert-around-content" xml:id="list828444480" text:style-name="L1">
        <text:list-item>
          <text:p text:style-name="P1">This is a list-item-2</text:p>
        </text:list-item>
        <text:list-item>
          <text:p text:style-name="P1">This is a list-item-3</text:p>
        </text:list-item>
      </text:list>
      <delta:remove-leaving-content-end delta:end-element-id="end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ac="http://www.deltaxml.com/ns/track-changes/attribute-change-namespace" xmlns:delta="http://www.deltaxml.com/ns/track-changes/delta-namespace" office:version="1.2" grddl:transformation="http://docs.oasis-open.org/office/1.2/xslt/odf2rdf.xsl">
  <office:meta>
    <meta:initial-creator>Tristan Mitchell</meta:initial-creator>
    <meta:creation-date>2010-10-21T11:33:28</meta:creation-date>
    <dc:date>2010-10-22T10:17:35</dc:date>
    <dc:creator>Tristan Mitchell</dc:creator>
    <meta:editing-duration>PT00H02M19S</meta:editing-duration>
    <meta:editing-cycles>2</meta:editing-cycles>
    <meta:generator>OpenOffice.org/3.2$Unix OpenOffice.org_project/320m18$Build-9502</meta:generator>
  </office:meta>
</office:document-meta>
</file>